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m #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Des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Producer Part No</text:p>
          </table:table-cell>
          <table:table-cell office:value-type="string" calcext:value-type="string">
            <text:p>Farnell Part No</text:p>
          </table:table-cell>
          <table:table-cell office:value-type="string" calcext:value-type="string">
            <text:p>DigiKey Part No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</text:p>
          </table:table-cell>
          <table:table-cell office:value-type="string" calcext:value-type="string">
            <text:p><text:s text:c="5"/>22-27-2041 </text:p>
          </table:table-cell>
          <table:table-cell office:value-type="string" calcext:value-type="string">
            <text:p><text:a xlink:href="https://nl.farnell.com/molex/22-27-2041/connector-header-4pos-1row-2-54mm/dp/9731164?st=22-27-2041" xlink:type="simple">    9731164 </text:a></text:p>
          </table:table-cell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 office:value-type="string" calcext:value-type="string">
            <text:p>KKK series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 calcext:value-type="string">
            <text:p>kkk connect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 style:data-style-name="N2" text:time-value="22:34:12.159927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1-07T22:46:23.049031897</dc:date>
    <meta:editing-duration>PT25M19S</meta:editing-duration>
    <meta:editing-cycles>3</meta:editing-cycles>
    <meta:generator>LibreOffice/5.1.6.2$Linux_X86_64 LibreOffice_project/10m0$Build-2</meta:generator>
    <meta:document-statistic meta:table-count="1" meta:cell-count="15" meta:object-count="0"/>
  </office:meta>
</office:document-meta>
</file>